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enlo" svg:font-family="Menlo, Monaco, Consolas, 'Courier New', monospace"/>
    <style:font-face style:name="nunito-regular" svg:font-family="nunito-regular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f3138" officeooo:paragraph-rsid="001f3138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20pt" fo:font-weight="bold" officeooo:rsid="001f3138" officeooo:paragraph-rsid="001f313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f3138" officeooo:paragraph-rsid="003a00e4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f3138" officeooo:paragraph-rsid="003a4480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2679c6" officeooo:paragraph-rsid="002679c6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2679c6" officeooo:paragraph-rsid="002f7437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36f4fc" officeooo:paragraph-rsid="0036f4fc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3a4480" officeooo:paragraph-rsid="003a4480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3b7eaf" officeooo:paragraph-rsid="003b7eaf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1fdac4" officeooo:paragraph-rsid="001fdac4"/>
    </style:style>
    <style:style style:name="P11" style:family="paragraph" style:parent-style-name="Standard">
      <style:text-properties fo:font-size="18pt" fo:font-weight="bold" officeooo:rsid="0022a536" officeooo:paragraph-rsid="0022a536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22a536" officeooo:paragraph-rsid="00245be4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22a536" officeooo:paragraph-rsid="0038f1e5" style:font-size-asian="18pt" style:font-weight-asian="bold" style:font-size-complex="18pt" style:font-weight-complex="bold"/>
    </style:style>
    <style:style style:name="P14" style:family="paragraph" style:parent-style-name="Standard">
      <style:text-properties fo:font-weight="bold" officeooo:rsid="001fdac4" officeooo:paragraph-rsid="001fdac4" style:font-weight-asian="bold" style:font-weight-complex="bold"/>
    </style:style>
    <style:style style:name="P15" style:family="paragraph" style:parent-style-name="Standard">
      <style:text-properties fo:font-weight="bold" officeooo:rsid="0025b901" officeooo:paragraph-rsid="0025b901" style:font-weight-asian="bold" style:font-weight-complex="bold"/>
    </style:style>
    <style:style style:name="P16" style:family="paragraph" style:parent-style-name="Standard">
      <style:text-properties officeooo:rsid="00245be4" officeooo:paragraph-rsid="00245be4"/>
    </style:style>
    <style:style style:name="P17" style:family="paragraph" style:parent-style-name="Standard">
      <style:text-properties fo:font-style="italic" officeooo:rsid="00245be4" officeooo:paragraph-rsid="00245be4" style:font-style-asian="italic" style:font-style-complex="italic"/>
    </style:style>
    <style:style style:name="P18" style:family="paragraph" style:parent-style-name="Standard">
      <style:text-properties fo:font-style="italic" fo:font-weight="bold" officeooo:rsid="0038f1e5" officeooo:paragraph-rsid="0038f1e5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3a00e4" officeooo:paragraph-rsid="003a00e4" style:font-style-asian="italic" style:font-weight-asian="bold" style:font-style-complex="italic" style:font-weight-complex="bold"/>
    </style:style>
    <style:style style:name="P20" style:family="paragraph" style:parent-style-name="Standard">
      <style:text-properties officeooo:rsid="00253dfc" officeooo:paragraph-rsid="00253dfc"/>
    </style:style>
    <style:style style:name="P21" style:family="paragraph" style:parent-style-name="Standard">
      <style:text-properties officeooo:rsid="002d6d2c" officeooo:paragraph-rsid="002d6d2c"/>
    </style:style>
    <style:style style:name="P22" style:family="paragraph" style:parent-style-name="Standard">
      <style:text-properties officeooo:paragraph-rsid="002d6d2c"/>
    </style:style>
    <style:style style:name="P23" style:family="paragraph" style:parent-style-name="Standard">
      <style:text-properties officeooo:rsid="0025b901" officeooo:paragraph-rsid="0025b901"/>
    </style:style>
    <style:style style:name="P24" style:family="paragraph" style:parent-style-name="Standard">
      <style:text-properties officeooo:rsid="0031e27a" officeooo:paragraph-rsid="0031e27a"/>
    </style:style>
    <style:style style:name="P25" style:family="paragraph" style:parent-style-name="Standard">
      <style:text-properties officeooo:rsid="0033965d" officeooo:paragraph-rsid="0033965d"/>
    </style:style>
    <style:style style:name="P26" style:family="paragraph" style:parent-style-name="Standard">
      <style:text-properties officeooo:rsid="003460f6" officeooo:paragraph-rsid="003460f6"/>
    </style:style>
    <style:style style:name="P27" style:family="paragraph" style:parent-style-name="Standard">
      <style:text-properties fo:font-variant="normal" fo:text-transform="none" fo:color="#333333" style:font-name="Menlo" fo:font-size="9pt" fo:letter-spacing="normal" fo:font-style="normal" fo:font-weight="normal" officeooo:rsid="0033965d" officeooo:paragraph-rsid="0033965d"/>
    </style:style>
    <style:style style:name="P28" style:family="paragraph" style:parent-style-name="Standard">
      <style:text-properties fo:font-variant="normal" fo:text-transform="none" fo:color="#dd1144" style:font-name="Menlo" fo:font-size="9pt" fo:letter-spacing="normal" fo:font-style="normal" fo:font-weight="normal" officeooo:rsid="0033965d" officeooo:paragraph-rsid="0033965d"/>
    </style:style>
    <style:style style:name="P29" style:family="paragraph" style:parent-style-name="Standard">
      <style:text-properties officeooo:rsid="0038f1e5" officeooo:paragraph-rsid="0038f1e5"/>
    </style:style>
    <style:style style:name="P30" style:family="paragraph" style:parent-style-name="Standard">
      <style:text-properties officeooo:rsid="003a00e4" officeooo:paragraph-rsid="003a00e4"/>
    </style:style>
    <style:style style:name="P31" style:family="paragraph" style:parent-style-name="Standard">
      <style:text-properties fo:font-size="24pt" fo:font-weight="bold" officeooo:rsid="0022a536" officeooo:paragraph-rsid="001fdac4" style:font-size-asian="24pt" style:font-weight-asian="bold" style:font-size-complex="24pt" style:font-weight-complex="bold"/>
    </style:style>
    <style:style style:name="P32" style:family="paragraph" style:parent-style-name="Standard">
      <style:text-properties officeooo:rsid="003a4480" officeooo:paragraph-rsid="003a4480"/>
    </style:style>
    <style:style style:name="P33" style:family="paragraph" style:parent-style-name="Standard">
      <style:text-properties fo:color="#000080" fo:font-size="18pt" fo:language="zxx" fo:country="none" style:text-underline-style="solid" style:text-underline-width="auto" style:text-underline-color="font-color" fo:font-weight="normal" officeooo:rsid="003a4480" officeooo:paragraph-rsid="003b7ea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4" style:family="paragraph" style:parent-style-name="Standard" style:list-style-name="L1">
      <style:text-properties officeooo:rsid="0025b901" officeooo:paragraph-rsid="0025b901"/>
    </style:style>
    <style:style style:name="P35" style:family="paragraph" style:parent-style-name="Standard" style:list-style-name="L2">
      <style:text-properties officeooo:rsid="0025b901" officeooo:paragraph-rsid="0025b901"/>
    </style:style>
    <style:style style:name="P36" style:family="paragraph" style:parent-style-name="Standard">
      <style:text-properties fo:color="#000080" fo:font-size="18pt" fo:language="zxx" fo:country="none" style:text-underline-style="solid" style:text-underline-width="auto" style:text-underline-color="font-color" fo:font-weight="normal" officeooo:rsid="003a4480" officeooo:paragraph-rsid="003a4480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7" style:family="paragraph" style:parent-style-name="Standard">
      <style:text-properties officeooo:rsid="003fc9ca" officeooo:paragraph-rsid="003fc9ca"/>
    </style:style>
    <style:style style:name="P38" style:family="paragraph" style:parent-style-name="Standard">
      <style:text-properties fo:font-weight="bold" officeooo:rsid="003fc9ca" officeooo:paragraph-rsid="003fc9ca" style:font-weight-asian="bold" style:font-weight-complex="bold"/>
    </style:style>
    <style:style style:name="P39" style:family="paragraph" style:parent-style-name="Standard">
      <style:text-properties fo:font-weight="bold" officeooo:rsid="0041a957" officeooo:paragraph-rsid="0041a957" style:font-weight-asian="bold" style:font-weight-complex="bold"/>
    </style:style>
    <style:style style:name="P40" style:family="paragraph" style:parent-style-name="Standard">
      <style:text-properties officeooo:rsid="003fed5d" officeooo:paragraph-rsid="003fed5d"/>
    </style:style>
    <style:style style:name="P41" style:family="paragraph" style:parent-style-name="Standard">
      <style:text-properties officeooo:rsid="0041a957" officeooo:paragraph-rsid="0041a957"/>
    </style:style>
    <style:style style:name="T1" style:family="text">
      <style:text-properties officeooo:rsid="0022a536"/>
    </style:style>
    <style:style style:name="T2" style:family="text">
      <style:text-properties officeooo:rsid="002679c6"/>
    </style:style>
    <style:style style:name="T3" style:family="text">
      <style:text-properties officeooo:rsid="002d6d2c"/>
    </style:style>
    <style:style style:name="T4" style:family="text">
      <style:text-properties fo:font-variant="normal" fo:text-transform="none" fo:color="#333333" style:font-name="Menlo" fo:font-size="9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990073" style:font-name="Menlo" fo:font-size="9pt" fo:letter-spacing="normal" fo:font-style="normal" fo:font-weight="normal"/>
    </style:style>
    <style:style style:name="T7" style:family="text">
      <style:text-properties fo:font-variant="normal" fo:text-transform="none" fo:color="#008080" style:font-name="Menlo" fo:font-size="9pt" fo:letter-spacing="normal" fo:font-style="normal" fo:font-weight="normal"/>
    </style:style>
    <style:style style:name="T8" style:family="text">
      <style:text-properties fo:font-variant="normal" fo:text-transform="none" fo:color="#dd1144" style:font-name="Menlo" fo:font-size="9pt" fo:letter-spacing="normal" fo:font-style="normal" fo:font-weight="normal"/>
    </style:style>
    <style:style style:name="T9" style:family="text">
      <style:text-properties officeooo:rsid="0033965d"/>
    </style:style>
    <style:style style:name="T10" style:family="text">
      <style:text-properties fo:font-size="18pt" fo:font-weight="bold" officeooo:rsid="0022a536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2pt" fo:font-weight="bold" officeooo:rsid="0022a536" style:font-size-asian="22pt" style:font-weight-asian="bold" style:font-size-complex="22pt" style:font-weight-complex="bold"/>
    </style:style>
    <style:style style:name="T13" style:family="text">
      <style:text-properties fo:color="#000080" fo:font-size="18pt" fo:language="zxx" fo:country="none" style:text-underline-style="solid" style:text-underline-width="auto" style:text-underline-color="font-color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ABBERD </text:p>
      <text:p text:style-name="P5">1. Ejabberd <text:s/>for Administrators</text:p>
      <text:p text:style-name="P5">Install ejabberd</text:p>
      <text:p text:style-name="Standard">- Install Ejabberd with <text:span text:style-name="T3">binary installer</text:span></text:p>
      <text:p text:style-name="P21"><text:a xlink:type="simple" xlink:href="https://docs.ejabberd.im/admin/installation/#installing-ejabberd-with-binary-installer" text:style-name="Internet_20_link" text:visited-style-name="Visited_20_Internet_20_Link">https://docs.ejabberd.im/admin/installation/#installing-ejabberd-with-binary-installer</text:a></text:p>
      <text:p text:style-name="Standard">- Install Ejabberd with <text:span text:style-name="T3">source code</text:span></text:p>
      <text:p text:style-name="P21"><text:a xlink:type="simple" xlink:href="https://docs.ejabberd.im/admin/installation/#installing-ejabberd-from-source-code" text:style-name="Internet_20_link" text:visited-style-name="Visited_20_Internet_20_Link">https://docs.ejabberd.im/admin/installation/#installing-ejabberd-from-source-code</text:a></text:p>
      <text:p text:style-name="Standard">- Insta<text:span text:style-name="T3">ll Ejabberd with other Operating System Specific Package</text:span></text:p>
      <text:p text:style-name="P21"><text:a xlink:type="simple" xlink:href="https://docs.ejabberd.im/admin/installation/#installing-ejabberd-with-operating-system-specific-packages" text:style-name="Internet_20_link" text:visited-style-name="Visited_20_Internet_20_Link">https://docs.ejabberd.im/admin/installation/#installing-ejabberd-with-operating-system-specific-packages</text:a></text:p>
      <text:p text:style-name="P22"/>
      <text:p text:style-name="P6">Configuration </text:p>
      <text:p text:style-name="Standard"><text:a xlink:type="simple" xlink:href="https://docs.ejabberd.im/admin/configuration#default-database-configuration" text:style-name="Internet_20_link" text:visited-style-name="Visited_20_Internet_20_Link">https://docs.ejabberd.im/admin/configuration#default-database-configuration</text:a></text:p>
      <text:p text:style-name="Standard"/>
      <text:p text:style-name="P2"><text:span text:style-name="T2">2</text:span>. Ejabberd Rest API</text:p>
      <text:p text:style-name="P7"><text:a xlink:type="simple" xlink:href="https://docs.ejabberd.im/developer/ejabberd-api/" text:style-name="Internet_20_link" text:visited-style-name="Visited_20_Internet_20_Link">https://docs.ejabberd.im/developer/ejabberd-api/</text:a></text:p>
      <text:p text:style-name="P7"/>
      <text:p text:style-name="P31">-Introdutcion</text:p>
      <text:p text:style-name="P14">ejabberd<text:span text:style-name="T1"> comes with </text:span>a powerful API that serve two goals:</text:p>
      <text:p text:style-name="P10">- It is primarily used to manage the XMPP service and integrate the platform with back-end platforms and script tools.</text:p>
      <text:p text:style-name="P10">- It also can be used from user clients to perform tasks on behalf of the users. This allows write simple basic clients that do not have to use XMPP protocol.</text:p>
      <text:p text:style-name="P10"/>
      <text:p text:style-name="P11">-ejabberd "commands"</text:p>
      <text:p text:style-name="P16">All commands can be exposed through interfaces. Available interfaces are:</text:p>
      <text:p text:style-name="P16"><text:tab/>-ejabberdctl command-line tool,</text:p>
      <text:p text:style-name="P16"><text:tab/>-ejabberd ReST API and ejabberd XML-RPC API,</text:p>
      <text:p text:style-name="P16"><text:tab/>-to some extend, XMPP protocol itself through discovery and adhoc commands.</text:p>
      <text:p text:style-name="P17">Note: The XML-RPC API still works but is deprecated in favor of the ReST API. You should migrate to ReST if you are using it.</text:p>
      <text:p text:style-name="P17"/>
      <text:p text:style-name="P12">-The role of ejabberd API</text:p>
      <text:p text:style-name="P20">ejabberd API primary goal is to grant access to some or all ejabberd "commands"</text:p>
      <text:p text:style-name="P15">An admin ejabberd ReST API requires:</text:p>
      <text:list xml:id="list259882356832054100" text:style-name="L1">
        <text:list-item>
          <text:p text:style-name="P34">At least one admin user, if you plan to check credentials for command access (You can alternatively rely on originating IP addresses).</text:p>
        </text:list-item>
        <text:list-item>
          <text:p text:style-name="P34">HTTP/HTTPS handlers configured to expose the desired commands.</text:p>
        </text:list-item>
        <text:list-item>
          <text:p text:style-name="P34">The selection of authentication mechanisms that can be used to access the API. Two mechanisms are available to access the HTTP API:</text:p>
        </text:list-item>
      </text:list>
      <text:list xml:id="list7111620372989048139" text:style-name="L2">
        <text:list-item>
          <text:p text:style-name="P35">Basic authentication. This mechanism is enabled by default.</text:p>
        </text:list-item>
        <text:list-item>
          <text:p text:style-name="P35">OAuth 2.0 token based authentication. It has to be explicitely added to the config file.</text:p>
        </text:list-item>
      </text:list>
      <text:p text:style-name="P23"/>
      <text:p text:style-name="P23"/>
      <text:p text:style-name="P23"><text:soft-page-break/></text:p>
      <text:p text:style-name="P23"/>
      <text:p text:style-name="P24"><text:span text:style-name="T12">-Simple configuration </text:span><text:line-break/><text:span text:style-name="T10">Using ejabberd rest <text:s/>API from localhost without authentication</text:span></text:p>
      <text:p text:style-name="P24"><text:span text:style-name="T9">1. </text:span>Make sure an HTTP handler is configure to expose ejabberd mod_http_api on a given root URL and on a desired port:</text:p>
      <text:p text:style-name="P24"><text:span text:style-name="T4">listen:</text:span><text:span text:style-name="T5"> </text:span></text:p>
      <text:p text:style-name="P24"><text:span text:style-name="T4"><text:s text:c="4"/></text:span><text:span text:style-name="T6">-</text:span><text:span text:style-name="T5"> </text:span></text:p>
      <text:p text:style-name="P24"><text:span text:style-name="T4"><text:tab/>port:</text:span><text:span text:style-name="T5"> </text:span><text:span text:style-name="T7">5281</text:span></text:p>
      <text:p text:style-name="P24"><text:span text:style-name="T4"><text:tab/>module:</text:span><text:span text:style-name="T5"> </text:span><text:span text:style-name="T8">ejabberd_http</text:span><text:span text:style-name="T5"> </text:span></text:p>
      <text:p text:style-name="P24"><text:span text:style-name="T4"><text:tab/>request_handlers:</text:span><text:span text:style-name="T5"> </text:span></text:p>
      <text:p text:style-name="P24"><text:span text:style-name="T4"><text:tab/><text:tab/></text:span><text:span text:style-name="T8">"/api":</text:span><text:span text:style-name="T5"> </text:span><text:span text:style-name="T8">mod_http_api</text:span></text:p>
      <text:p text:style-name="P25">2. By defining api_permissions, you can then allow HTTP requestis from a specific IP to trigger API commands execution without user credentials:</text:p>
      <text:p text:style-name="P25"><text:span text:style-name="T4">api_permissions:</text:span><text:span text:style-name="T5"> </text:span></text:p>
      <text:p text:style-name="P25"><text:span text:style-name="T4"><text:tab/></text:span><text:span text:style-name="T8">"API used from localhost allows all calls":</text:span><text:span text:style-name="T5"> </text:span></text:p>
      <text:p text:style-name="P27"><text:tab/>- who:</text:p>
      <text:p text:style-name="P25"><text:span text:style-name="T4"><text:tab/><text:tab/>- ip:</text:span><text:span text:style-name="T5"> </text:span><text:span text:style-name="T8">"127.0.0.1/8"</text:span></text:p>
      <text:p text:style-name="P27"><text:tab/>- what:</text:p>
      <text:p text:style-name="P25"><text:span text:style-name="T4"><text:tab/><text:tab/></text:span><text:span text:style-name="T6">-</text:span><text:span text:style-name="T5"> </text:span><text:span text:style-name="T8">"*"</text:span><text:span text:style-name="T5"> </text:span></text:p>
      <text:p text:style-name="P25"><text:span text:style-name="T4"><text:tab/><text:tab/></text:span><text:span text:style-name="T6">-</text:span><text:span text:style-name="T5"> </text:span><text:span text:style-name="T8">"!stop"</text:span></text:p>
      <text:p text:style-name="P25"><text:span text:style-name="T4"><text:tab/><text:tab/></text:span><text:span text:style-name="T6">-</text:span><text:span text:style-name="T5"> </text:span><text:span text:style-name="T8">"!start"</text:span></text:p>
      <text:p text:style-name="P28"/>
      <text:p text:style-name="Standard">With that setup you can call ejabberd commands through API. For a list of available commands, you can check the Administration API page</text:p>
      <text:p text:style-name="P26"><text:a xlink:type="simple" xlink:href="https://docs.ejabberd.im/developer/ejabberd-api/admin-api/" text:style-name="Internet_20_link" text:visited-style-name="Visited_20_Internet_20_Link">https://docs.ejabberd.im/developer/ejabberd-api/admin-api/</text:a></text:p>
      <text:p text:style-name="P26"/>
      <text:p text:style-name="P13">Basic ejabberd configuration with OAuth authentication</text:p>
      <text:p text:style-name="P29">Before being able to interact with ejabberd API, you need to configure ejabberd with OAuth support enabled <text:a xlink:type="simple" xlink:href="https://docs.ejabberd.im/developer/ejabberd-api/oauth/" text:style-name="Internet_20_link" text:visited-style-name="Visited_20_Internet_20_Link">https://docs.ejabberd.im/developer/ejabberd-api/oauth/</text:a></text:p>
      <text:p text:style-name="P29"/>
      <text:p text:style-name="P29">1.Add a listener for OAuth and ReST API</text:p>
      <text:p text:style-name="P18">listen:</text:p>
      <text:p text:style-name="P18"><text:s text:c="2"/>-</text:p>
      <text:p text:style-name="P18"><text:s text:c="4"/># Using a separate port for oauth and API to make it easy to protect it</text:p>
      <text:p text:style-name="P18"><text:s text:c="4"/># differently than BOSH and Websocket HTTP interface.</text:p>
      <text:p text:style-name="P18"><text:s text:c="4"/>port: 5281</text:p>
      <text:p text:style-name="P18"><text:s text:c="4"/># oauth and API only listen on localhost interface for security reason</text:p>
      <text:p text:style-name="P18"><text:s text:c="4"/># You can set ip to "0.0.0.0" to open it widely, but be careful!</text:p>
      <text:p text:style-name="P18"><text:s text:c="4"/>ip: "127.0.0.1"</text:p>
      <text:p text:style-name="P18"><text:s text:c="4"/>module: ejabberd_http</text:p>
      <text:p text:style-name="P18"><text:s text:c="4"/>request_handlers:</text:p>
      <text:p text:style-name="P18"><text:s text:c="6"/>"/oauth": ejabberd_oauth</text:p>
      <text:p text:style-name="P18"><text:s text:c="6"/>"/api": mod_http_api</text:p>
      <text:p text:style-name="P18"/>
      <text:p text:style-name="P30">2.You can then configure the OAuth commands you want to expose. Check commands_admin_access to make sure ACLs for passing commands as admin are set properly:</text:p>
      <text:p text:style-name="P19">commands_admin_access:</text:p>
      <text:p text:style-name="P19"><text:s text:c="4"/>- allow:</text:p>
      <text:p text:style-name="P19"><text:s text:c="6"/>- user: "admin@localhost"</text:p>
      <text:p text:style-name="P19"><text:soft-page-break/><text:s text:c="2"/>commands:</text:p>
      <text:p text:style-name="P19"><text:s text:c="4"/>- add_commands: [user, admin, open]</text:p>
      <text:p text:style-name="P19"><text:s text:c="2"/># Tokens are valid for a year as default:</text:p>
      <text:p text:style-name="P19"><text:s text:c="2"/>auth_expire: 31536000</text:p>
      <text:p text:style-name="P19"><text:s text:c="2"/>oauth_access: all</text:p>
      <text:p text:style-name="P19"/>
      <text:p text:style-name="P30">3. Finally, make sure the modules, you need to use the command from are enabled, for example:</text:p>
      <text:p text:style-name="P19">modules:</text:p>
      <text:p text:style-name="P19"><text:s text:c="2"/>mod_admin_extra: {}</text:p>
      <text:p text:style-name="Standard"/>
      <text:p text:style-name="P3">-API Permissions</text:p>
      <text:p text:style-name="P8"><text:a xlink:type="simple" xlink:href="https://docs.ejabberd.im/developer/ejabberd-api/permissions/" text:style-name="Internet_20_link" text:visited-style-name="Visited_20_Internet_20_Link"><text:span text:style-name="T13">https://docs.ejabberd.im/developer/ejabberd-api/permissions/</text:span></text:a></text:p>
      <text:p text:style-name="P36"/>
      <text:p text:style-name="P9">-OAuth Support</text:p>
      <text:p text:style-name="P33">https://docs.ejabberd.im/developer/ejabberd-api/oauth/</text:p>
      <text:p text:style-name="P8"/>
      <text:p text:style-name="P4">-Ejabberd API reference</text:p>
      <text:p text:style-name="P32"><text:a xlink:type="simple" xlink:href="https://docs.ejabberd.im/developer/ejabberd-api/admin-api/" text:style-name="Internet_20_link" text:visited-style-name="Visited_20_Internet_20_Link"><text:span text:style-name="T11">https://docs.ejabberd.im/developer/ejabberd-api/admin-api/</text:span></text:a></text:p>
      <text:p text:style-name="P38"/>
      <text:p text:style-name="P38">Mutilple user chat room</text:p>
      <text:p text:style-name="P41">create_room - Create a MUC room name@service in host</text:p>
      <text:p text:style-name="Standard">create_room_with_opts - Create a MUC room name@service in host with given options</text:p>
      <text:p text:style-name="P39"/>
      <text:p text:style-name="P37"><text:span text:style-name="T14">Message</text:span></text:p>
      <text:p text:style-name="P41">delete_expired_messages - Delete expired offline messages from database</text:p>
      <text:p text:style-name="P41">delete_old_mam_messages - Delete MAM messages older than DAYS</text:p>
      <text:p text:style-name="P40"/>
      <text:p text:style-name="P39">User</text:p>
      <text:p text:style-name="Standard">delete_old_users - Delete users that didn’t log in last days, or that never logged.</text:p>
      <text:p text:style-name="P41">delete_old_users_vhost - Delete users that didn’t log in last days in vhost, or that never logged. 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enlo" svg:font-family="Menlo, Monaco, Consolas, 'Courier New', monospace"/>
    <style:font-face style:name="nunito-regular" svg:font-family="nunito-regular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4:24:19.679205501</meta:creation-date>
    <meta:generator>LibreOffice/5.2.2.2$Linux_X86_64 LibreOffice_project/20m0$Build-2</meta:generator>
    <dc:date>2017-07-20T17:06:32.614648710</dc:date>
    <meta:editing-duration>PT17H20M4S</meta:editing-duration>
    <meta:editing-cycles>14</meta:editing-cycles>
    <meta:document-statistic meta:table-count="0" meta:image-count="0" meta:object-count="0" meta:page-count="3" meta:paragraph-count="92" meta:word-count="619" meta:character-count="4571" meta:non-whitespace-character-count="3943"/>
  </office:meta>
</office:document-meta>
</file>